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font-name="Chandas" fo:language="ru" fo:country="RU"/>
    </style:style>
    <style:style style:name="P2" style:family="paragraph">
      <style:text-properties fo:language="ru" fo:country="RU"/>
    </style:style>
    <style:style style:name="P3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4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text-align="start" style:justify-single-word="false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90%" fo:text-align="start" style:justify-single-word="false" fo:orphans="2" fo:widows="2" fo:text-indent="0in" style:auto-text-indent="false" fo:padding="0.0193in" fo:border="0.06pt solid #e2e8f0"/>
      <style:text-properties fo:font-variant="normal" fo:text-transform="none" fo:color="#1a202c" style:font-name="Roboto" fo:font-size="10.5pt" fo:letter-spacing="normal" fo:language="ru" fo:country="RU" fo:font-style="normal" fo:font-weight="normal"/>
    </style:style>
    <style:style style:name="T1" style:family="text">
      <style:text-properties fo:font-variant="normal" fo:text-transform="none" fo:color="#1a202c" style:font-name="Roboto" fo:font-size="10.5pt" fo:letter-spacing="normal" fo:font-style="normal" fo:font-weight="bold" loext:padding="0.0193in" loext:border="0.06pt solid #e2e8f0"/>
    </style:style>
    <style:style style:name="T2" style:family="text">
      <style:text-properties fo:font-variant="normal" fo:text-transform="none" fo:color="#1a202c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1a202c" style:font-name="monospace" fo:font-size="10.5pt" fo:letter-spacing="normal" fo:font-style="normal" fo:font-weight="normal" loext:padding="0.0193in" loext:border="0.06pt solid #e2e8f0"/>
    </style:style>
    <style:style style:name="T4" style:family="text">
      <style:text-properties fo:font-variant="normal" fo:text-transform="none" fo:color="#666666" style:font-name="monospace" fo:font-size="11.25pt" fo:letter-spacing="normal" fo:font-style="normal" fo:font-weight="normal" loext:padding="0.0193in" loext:border="0.06pt solid #e2e8f0"/>
    </style:style>
    <style:style style:name="T5" style:family="text">
      <style:text-properties fo:font-variant="normal" fo:text-transform="none" fo:color="#666666" style:font-name="monospace" fo:font-size="11.25pt" fo:letter-spacing="normal" fo:language="ru" fo:country="RU" fo:font-style="normal" fo:font-weight="normal" loext:padding="0.0193in" loext:border="0.06pt solid #e2e8f0"/>
    </style:style>
    <style:style style:name="T6" style:family="text">
      <style:text-properties fo:font-variant="normal" fo:text-transform="none" fo:color="#666666" fo:letter-spacing="normal" loext:padding="0.0193in" loext:border="0.06pt solid #e2e8f0"/>
    </style:style>
    <style:style style:name="T7" style:family="text">
      <style:text-properties fo:font-variant="normal" fo:text-transform="none" fo:color="#666666" fo:letter-spacing="normal" fo:language="ru" fo:country="RU" loext:padding="0.0193in" loext:border="0.06pt solid #e2e8f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ce5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act Components</text:h>
      <text:p text:style-name="Text_20_body"><text:span text:style-name="Strong_20_Emphasis"><text:span text:style-name="T8">Компонент</text:span></text:span><text:span text:style-name="T8"> - это визуальная единица.</text:span></text:p>
      <text:p text:style-name="P6">Компоненты бывают классовыми и функциональными. В современном React функциональные компоненты стали стандартом. Они проще в понимании и мы будем сразу же учиться использовать именно их.</text:p>
      <text:p text:style-name="P6">Классовые компоненты мы так же будем рассматривать, но позже.<text:line-break/><text:line-break/>Имена функциональных компонентов записываются с заглавной буквы, в отличие от имён функций в чистом JavaScript.</text:p>
      <text:p text:style-name="P6">Рассмотрим на примере:</text:p>
      <text:p text:style-name="P6"/>
      <text:p text:style-name="P3"><text:span text:style-name="Source_20_Text"><text:span text:style-name="T5">function HelloWorld() { <text:s/></text:span></text:span></text:p>
      <text:p text:style-name="P4"><text:span text:style-name="Source_20_Text"><text:span text:style-name="T7"><text:s text:c="2"/></text:span></text:span><text:span text:style-name="Source_20_Text"><text:span text:style-name="T5">return &lt;h2&gt;Hello React!&lt;/h2&gt; <text:s/></text:span></text:span></text:p>
      <text:p text:style-name="P4"><text:span text:style-name="Source_20_Text"><text:span text:style-name="T5">} <text:s text:c="2"/></text:span></text:span></text:p>
      <text:p text:style-name="P4"><text:span text:style-name="Source_20_Text"><text:span text:style-name="T7"><text:s text:c="2"/></text:span></text:span></text:p>
      <text:p text:style-name="P4"><text:span text:style-name="Source_20_Text"><text:span text:style-name="T5">ReactDOM.render(&lt;HelloWorld /&gt;, mountNode) <text:s/></text:span></text:span></text:p>
      <text:p text:style-name="P7"/>
      <text:p text:style-name="P6">HelloWorld - имя компонента.</text:p>
      <text:p text:style-name="Text_20_body"><text:span text:style-name="Source_20_Text"><text:span text:style-name="T8">&lt;h2&gt;Текст&lt;/h2&gt; </text:span></text:span><text:span text:style-name="T8">- компонент переводящий текст в заголовок второго уровня.</text:span></text:p>
      <text:p text:style-name="Text_20_body"><text:span text:style-name="T8">ReactDOM.render() - функция отображения компонента.<text:line-break/><text:line-break/>Обратите особое внимание, что компонент </text:span><text:span text:style-name="Source_20_Text"><text:span text:style-name="T8">&lt;HelloWorld /&gt; </text:span></text:span><text:span text:style-name="Source_20_Text"><text:span text:style-name="T9">з</text:span></text:span><text:span text:style-name="T8">аписывается в самозакрывающемся теге, на что указывает </text:span><text:span text:style-name="Strong_20_Emphasis"><text:span text:style-name="T8">/ </text:span></text:span><text:span text:style-name="T8">(слеш) в конце тега.<text:line-break/><text:line-break/>Как мы уже знаем, компонент может содержать несколько других компонентов.</text:span></text:p>
      <text:p text:style-name="P6">Давайте рассмотрим это на следующем примере:</text:p>
      <text:p text:style-name="P6"/>
      <text:p text:style-name="P3"><text:span text:style-name="Source_20_Text"><text:span text:style-name="T5">function HelloWorldName() { <text:s/></text:span></text:span></text:p>
      <text:p text:style-name="P4"><text:span text:style-name="Source_20_Text"><text:span text:style-name="T7"><text:s text:c="2"/></text:span></text:span><text:span text:style-name="Source_20_Text"><text:span text:style-name="T5">return 'Students' <text:s/></text:span></text:span></text:p>
      <text:p text:style-name="P4"><text:span text:style-name="Source_20_Text"><text:span text:style-name="T5">}</text:span></text:span></text:p>
      <text:p text:style-name="P4"><text:span text:style-name="Source_20_Text"><text:span text:style-name="T7"/></text:span></text:p>
      <text:p text:style-name="P4"><text:soft-page-break/><text:span text:style-name="Source_20_Text"><text:span text:style-name="T5">function HelloWorld() {</text:span></text:span></text:p>
      <text:p text:style-name="P4"><text:span text:style-name="Source_20_Text"><text:span text:style-name="T7"><text:s text:c="2"/></text:span></text:span><text:span text:style-name="Source_20_Text"><text:span text:style-name="T5">return &lt;h2&gt;Hello &lt;HelloWorldName /&gt;!&lt;/h2&gt;</text:span></text:span></text:p>
      <text:p text:style-name="P4"><text:span text:style-name="Source_20_Text"><text:span text:style-name="T5">}</text:span></text:span></text:p>
      <text:p text:style-name="P4"><text:span text:style-name="Source_20_Text"><text:span text:style-name="T5"/></text:span></text:p>
      <text:p text:style-name="P4"><text:span text:style-name="Source_20_Text"><text:span text:style-name="T5">ReactDOM.render(&lt;HelloWorld /&gt;, mountNode)</text:span></text:span></text:p>
      <text:p text:style-name="P6"/>
      <text:p text:style-name="P6"/>
      <text:p text:style-name="Text_20_body"><text:span text:style-name="T8">Как мы видим, слово 'Students' у нас вернулось из компонента HelloWorldName и спокойно вписалось в компонент </text:span><text:span text:style-name="Source_20_Text"><text:span text:style-name="T8">&lt;h2&gt;</text:span></text:span><text:span text:style-name="T8">.<text:line-break/><text:line-break/>На сегодняшний день для нас важно только одно отличие HTML от JSX - атрибут class (html) будет называться className (jsx).</text:span></text:p>
      <text:p text:style-name="Text_20_body"><text:span text:style-name="T8">Связано это с тем, что в JavaScript уже есть ключевое слово class и, чтобы код работал корректно, разработчики используют </text:span><text:span text:style-name="Strong_20_Emphasis"><text:span text:style-name="T8">className</text:span></text:span><text:span text:style-name="T8">, когда им необходимо обратиться к атрибуту class.</text:span></text:p>
      <text:p text:style-name="P6">Самые наблюдательные могут вспомнить className по одной из домашних работ.</text:p>
      <text:p text:style-name="Text_20_body"><text:span text:style-name="T8">Динамические значения в React записываются в фигурных скобках (без $) -</text:span><text:span text:style-name="Source_20_Text"><text:span text:style-name="T8">className={className}</text:span></text:span><text:span text:style-name="T8"><text:line-break/><text:line-break/>Основы HTML </text:span><text:span text:style-name="T9">повторим, </text:span><text:span text:style-name="T8"><text:s/>можно не волноваться.</text:span></text:p>
      <text:p text:style-name="P6"/>
      <text:p text:style-name="P6"/>
      <text:h text:style-name="Heading_20_3" text:outline-level="3">Демонстрация кода: <text:s/>вставьте в jscomplete и поработайте с результатом</text:h>
      <text:p text:style-name="P6"/>
      <text:p text:style-name="P3"><text:span text:style-name="Source_20_Text"><text:span text:style-name="T5">function HelloWorldName() { <text:s/></text:span></text:span></text:p>
      <text:p text:style-name="P4"><text:span text:style-name="Source_20_Text"><text:span text:style-name="T7"><text:s text:c="2"/></text:span></text:span><text:span text:style-name="Source_20_Text"><text:span text:style-name="T5">const name = 'Everyone' <text:s/></text:span></text:span></text:p>
      <text:p text:style-name="P4"><text:span text:style-name="Source_20_Text"><text:span text:style-name="T7"><text:s text:c="2"/></text:span></text:span><text:span text:style-name="Source_20_Text"><text:span text:style-name="T5">const className = 'green' <text:s/></text:span></text:span></text:p>
      <text:p text:style-name="P4"><text:span text:style-name="Source_20_Text"><text:span text:style-name="T7"><text:s text:c="2"/></text:span></text:span><text:span text:style-name="Source_20_Text"><text:span text:style-name="T5">return &lt;div className={className}&gt;{name}&lt;/div&gt; <text:s/></text:span></text:span></text:p>
      <text:p text:style-name="P4"><text:span text:style-name="Source_20_Text"><text:span text:style-name="T5">}</text:span></text:span></text:p>
      <text:p text:style-name="P4"><text:span text:style-name="Source_20_Text"><text:span text:style-name="T5"/></text:span></text:p>
      <text:p text:style-name="P4"><text:span text:style-name="Source_20_Text"><text:span text:style-name="T5">function HelloWorld() { <text:s/></text:span></text:span></text:p>
      <text:p text:style-name="P4"><text:soft-page-break/><text:span text:style-name="Source_20_Text"><text:span text:style-name="T7"><text:s text:c="2"/></text:span></text:span><text:span text:style-name="Source_20_Text"><text:span text:style-name="T5">return &lt;div&gt;Hello &lt;HelloWorldName /&gt; &lt;HelloWorldName /&gt; &lt;HelloWorldName /&gt;!&lt;/div&gt; <text:s/></text:span></text:span></text:p>
      <text:p text:style-name="P4"><text:span text:style-name="Source_20_Text"><text:span text:style-name="T5">} <text:s/></text:span></text:span></text:p>
      <text:p text:style-name="P4"><text:span text:style-name="Source_20_Text"><text:span text:style-name="T7"><text:s text:c="2"/></text:span></text:span></text:p>
      <text:p text:style-name="P4"><text:span text:style-name="Source_20_Text"><text:span text:style-name="T5">ReactDOM.render(&lt;HelloWorld /&gt;, mountNode) <text:s/>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6:49:44.402418917</meta:creation-date>
    <dc:date>2020-04-25T16:58:23.553298012</dc:date>
    <meta:editing-duration>PT8M39S</meta:editing-duration>
    <meta:editing-cycles>1</meta:editing-cycles>
    <meta:generator>LibreOffice/6.4.2.2$Linux_X86_64 LibreOffice_project/40$Build-2</meta:generator>
    <meta:document-statistic meta:table-count="0" meta:image-count="0" meta:object-count="0" meta:page-count="3" meta:paragraph-count="36" meta:word-count="269" meta:character-count="2099" meta:non-whitespace-character-count="1810"/>
  </office:meta>
</office:document-meta>
</file>